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ill climbing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melhor constante para ser usado 30 execuções com inicio aleatóri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stante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8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91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9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float" office:value="0.0005" calcext:value-type="float">
            <text:p>0,000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99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table:style-name="ce1" office:value-type="float" office:value="0.00005" calcext:value-type="float">
            <text:p>5E-0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901</text:p>
          </table:table-cell>
          <table:table-cell table:number-columns-repeated="2" office:value-type="string" calcext:value-type="string">
            <text:p>0.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Diminuição dinâmica de va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 houveram melhorias perceptíveis 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exploração do espaço de solu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ão tiveram melhorias consideráveis também, possivelmente por que a solução tem apenas uma dimensão e está concentrada em um espaço “bom” muito pequeno, qualquer coisa fora de 0 e 0,1 não é bom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Direcionamento da solu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tante estocástico, pois depende da sorte de cair em um bom mo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 a vantagem de manter uma média e desvio muito b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gue buscar melhores resultad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21:52:06.716564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6:17:17.581298843</meta:creation-date>
    <dc:date>2020-04-22T23:11:24.251507418</dc:date>
    <meta:editing-duration>PT1H12M40S</meta:editing-duration>
    <meta:editing-cycles>8</meta:editing-cycles>
    <meta:generator>LibreOffice/6.0.7.3$Linux_X86_64 LibreOffice_project/00m0$Build-3</meta:generator>
    <meta:document-statistic meta:table-count="1" meta:cell-count="40" meta:object-count="0"/>
  </office:meta>
</office:document-meta>
</file>